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>
            <text:p/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B34]&gt;[.E34];[.C34]=0);1;&quot;&quot;)" office:value-type="float" office:value="1">
            <text:p>1</text:p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>
            <text:p/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B75]&gt;[.E75];[.C75]=0);1;&quot;&quot;)" office:value-type="float" office:value="1">
            <text:p>1</text:p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B86]&gt;[.E86];[.C86]=0);1;&quot;&quot;)" office:value-type="float" office:value="1">
            <text:p>1</text:p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>
            <text:p/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 office:value-type="float" office:value="1">
            <text:p>1</text:p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 office:value-type="float" office:value="1">
            <text:p>1</text:p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 office:value-type="float" office:value="1">
            <text:p>1</text:p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B149]&gt;[.E149];[.C149]=0);1;&quot;&quot;)" office:value-type="float" office:value="1">
            <text:p>1</text:p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 office:value-type="float" office:value="1">
            <text:p>1</text:p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B172]&gt;[.E172];[.C172]=0);1;&quot;&quot;)" office:value-type="float" office:value="1">
            <text:p>1</text:p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B173]&gt;[.E173];[.C173]=0);1;&quot;&quot;)" office:value-type="float" office:value="1">
            <text:p>1</text:p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 office:value-type="float" office:value="1">
            <text:p>1</text:p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175]&gt;[.E175];[.C175]=0);1;&quot;&quot;)" office:value-type="float" office:value="1">
            <text:p>1</text:p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>
            <text:p/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B183]&gt;[.E183];[.C183]=0);1;&quot;&quot;)" office:value-type="float" office:value="1">
            <text:p>1</text:p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>
            <text:p/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>
            <text:p/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>
            <text:p/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>
            <text:p/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B231]&gt;[.E231];[.C231]=0);1;&quot;&quot;)" office:value-type="float" office:value="1">
            <text:p>1</text:p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>
            <text:p/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>
            <text:p/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>
            <text:p/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 office:value-type="float" office:value="1">
            <text:p>1</text:p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>
            <text:p/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B311]&gt;[.E311];[.C311]=0);1;&quot;&quot;)">
            <text:p/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>
            <text:p/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>
            <text:p/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 office:value-type="float" office:value="1">
            <text:p>1</text:p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>
            <text:p/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B399]&gt;[.E399];[.C399]=0);1;&quot;&quot;)" office:value-type="float" office:value="1">
            <text:p>1</text:p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B444]&gt;[.E444];[.C444]=0);1;&quot;&quot;)" office:value-type="float" office:value="1">
            <text:p>1</text:p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>
            <text:p/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B452]&gt;[.E452];[.C452]=0);1;&quot;&quot;)" office:value-type="float" office:value="1">
            <text:p>1</text:p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B454]&gt;[.E454];[.C454]=0);1;&quot;&quot;)" office:value-type="float" office:value="1">
            <text:p>1</text:p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>
            <text:p/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B484]&gt;[.E484];[.C484]=0);1;&quot;&quot;)" office:value-type="float" office:value="1">
            <text:p>1</text:p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15">
            <text:p>15</text:p>
          </table:table-cell>
          <table:table-cell table:formula="of:=SUM([.I2:.I484])" office:value-type="float" office:value="304">
            <text:p>304</text:p>
          </table:table-cell>
          <table:table-cell table:formula="of:=SUM([.J2:.J484])" office:value-type="float" office:value="14">
            <text:p>14</text:p>
          </table:table-cell>
          <table:table-cell table:style-name="ce1" table:formula="of:=([.J485]/([.H485]+[.I485]))*100" office:value-type="float" office:value="4.38871473354232">
            <text:p>4.3887147335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2:40</dc:date>
    <dc:creator>debian </dc:creator>
    <meta:generator>LibreOffice/3.5$Linux_x86 LibreOffice_project/350m1$Build-2</meta:generator>
    <meta:editing-duration>P0D</meta:editing-duration>
    <meta:editing-cycles>4</meta:editing-cycles>
    <meta:document-statistic meta:table-count="1" meta:cell-count="4845" meta:object-count="0"/>
  </office:meta>
</office:document-meta>
</file>